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06mm"/>
    </style:style>
    <style:style style:name="co2" style:family="table-column">
      <style:table-column-properties fo:break-before="auto" style:column-width="51.96mm"/>
    </style:style>
    <style:style style:name="co3" style:family="table-column">
      <style:table-column-properties fo:break-before="auto" style:column-width="75.7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entodes PCB</text:p>
          </table:table-cell>
          <table:covered-table-cell table:style-name="Default"/>
          <table:covered-table-cell/>
        </table:table-row>
        <table:table-row table:style-name="ro2">
          <table:table-cell office:value-type="string" calcext:value-type="string">
            <text:p>C2,C10</text:p>
          </table:table-cell>
          <table:table-cell table:style-name="ce3" office:value-type="string" calcext:value-type="string">
            <text:p><text:a xlink:href="http://www.tme.eu/fr/details/b32529c105k/condensateurs-de-polyester-tht/epcos/#tae554d33acf84b2e6aa5e2bce1a999f9" xlink:type="simple">B32529C105K</text:a> </text:p>
          </table:table-cell>
          <table:table-cell office:value-type="string" calcext:value-type="string">
            <text:p>1µ, pas de 5</text:p>
          </table:table-cell>
        </table:table-row>
        <table:table-row table:style-name="ro1">
          <table:table-cell office:value-type="string" calcext:value-type="string">
            <text:p>C3,C11</text:p>
          </table:table-cell>
          <table:table-cell office:value-type="string" calcext:value-type="string">
            <text:p><text:a xlink:href="http://www.tme.eu/fr/details/mkp10-1u_250/condensateurs-polypropylene-standard/wima/mkp1f041005i00kssd/#tc2433d5600f54951337947a10c347ec0" xlink:type="simple">MKP10-1U/250</text:a> </text:p>
          </table:table-cell>
          <table:table-cell office:value-type="string" calcext:value-type="string">
            <text:p>1µ 250V</text:p>
          </table:table-cell>
        </table:table-row>
        <table:table-row table:style-name="ro1">
          <table:table-cell office:value-type="string" calcext:value-type="string">
            <text:p>C1,C9,C5,C13</text:p>
          </table:table-cell>
          <table:table-cell office:value-type="string" calcext:value-type="string">
            <text:p><text:a xlink:href="http://www.tme.eu/fr/details/uvz2d010med/condensateurs-electrolytiques-tht-105c/nichicon/#te5b77a28509067b56a7bb861e46aaa82" xlink:type="simple">UVZ2D010MED</text:a> </text:p>
          </table:table-cell>
          <table:table-cell office:value-type="string" calcext:value-type="string">
            <text:p>1µ200V Electrochimique</text:p>
          </table:table-cell>
        </table:table-row>
        <table:table-row table:style-name="ro1">
          <table:table-cell office:value-type="string" calcext:value-type="string">
            <text:p>C4,C6,C14</text:p>
          </table:table-cell>
          <table:table-cell office:value-type="string" calcext:value-type="string">
            <text:p><text:a xlink:href="http://www.tme.eu/fr/details/upx1e331mhd/condensateurs-electrolytiques-tht-105c/nichicon/#te5b77a28509067b56a7bb861e46aaa82" xlink:type="simple">UPX1E331MHD</text:a> </text:p>
          </table:table-cell>
          <table:table-cell office:value-type="string" calcext:value-type="string">
            <text:p>330µ25V</text:p>
          </table:table-cell>
        </table:table-row>
        <table:table-row table:style-name="ro1">
          <table:table-cell office:value-type="string" calcext:value-type="string">
            <text:p>C7,C8,C12</text:p>
          </table:table-cell>
          <table:table-cell office:value-type="string" calcext:value-type="string">
            <text:p><text:a xlink:href="http://www.tme.eu/fr/details/12065c475kat2a/condensateurs-mlcc-smd-1206/avx/#t47aea4042effab0a86056ba30b272064" xlink:type="simple">12065C475KAT2A</text:a> </text:p>
          </table:table-cell>
          <table:table-cell office:value-type="string" calcext:value-type="string">
            <text:p>4,7µ mlcc</text:p>
          </table:table-cell>
        </table:table-row>
        <table:table-row table:style-name="ro2">
          <table:table-cell office:value-type="string" calcext:value-type="string">
            <text:p>R1,R3,R6,R8</text:p>
          </table:table-cell>
          <table:table-cell office:value-type="string" calcext:value-type="string">
            <text:p><text:a xlink:href="http://www.tme.eu/fr/details/rc2512jk-0782k/resistances-cms-2512/yageo/rc2512jk-0782kl/#t53177962fddcaac3f92fbc7ad2424356" xlink:type="simple">RC2512JK-0782K</text:a> </text:p>
          </table:table-cell>
          <table:table-cell office:value-type="string" calcext:value-type="string">
            <text:p>82k dissipation</text:p>
          </table:table-cell>
        </table:table-row>
        <table:table-row table:style-name="ro3">
          <table:table-cell office:value-type="string" calcext:value-type="string">
            <text:p>R2,R7</text:p>
          </table:table-cell>
          <table:table-cell office:value-type="string" calcext:value-type="string">
            <text:p><text:a xlink:href="http://www.tme.eu/fr/details/crcw08051m00jntabc/resistances-cms-0805/vishay/#t95ee5773db47688f9a7caf45ca773c6b" xlink:type="simple">CRCW08051M00JNTABC</text:a> </text:p>
          </table:table-cell>
          <table:table-cell office:value-type="string" calcext:value-type="string">
            <text:p>1M</text:p>
          </table:table-cell>
        </table:table-row>
        <table:table-row table:style-name="ro3">
          <table:table-cell office:value-type="string" calcext:value-type="string">
            <text:p>R4,R9,R11,R12</text:p>
          </table:table-cell>
          <table:table-cell office:value-type="string" calcext:value-type="string">
            <text:p><text:a xlink:href="http://www.tme.eu/fr/details/crcw1206100kfktabc/resistances-cms-1206/vishay/#t51cfd344386f9a53d29bdcaf289a3041" xlink:type="simple">CRCW1206100KFKTABC</text:a> </text:p>
          </table:table-cell>
          <table:table-cell office:value-type="string" calcext:value-type="string">
            <text:p>100k, 150V</text:p>
          </table:table-cell>
        </table:table-row>
        <table:table-row table:style-name="ro3">
          <table:table-cell office:value-type="string" calcext:value-type="string">
            <text:p>R5,R10</text:p>
          </table:table-cell>
          <table:table-cell office:value-type="string" calcext:value-type="string">
            <text:p><text:a xlink:href="http://www.tme.eu/fr/details/crcw1206470kfktabc/resistances-cms-1206/vishay/#t51cfd344386f9a53d29bdcaf289a3041" xlink:type="simple">CRCW1206470KFKTABC</text:a> </text:p>
          </table:table-cell>
          <table:table-cell office:value-type="string" calcext:value-type="string">
            <text:p>470K, 150V</text:p>
          </table:table-cell>
        </table:table-row>
        <table:table-row table:style-name="ro1">
          <table:table-cell office:value-type="string" calcext:value-type="string">
            <text:p>D1,D2,D3,D4</text:p>
          </table:table-cell>
          <table:table-cell office:value-type="string" calcext:value-type="string">
            <text:p><text:a xlink:href="http://www.tme.eu/fr/details/1n4148-0805/diodes-universelles-cms/dc-components/cd4148ws0805c/#t36bd9c662304512c8cc1a21257ae52c5" xlink:type="simple">1N4148-0805</text:a> </text:p>
          </table:table-cell>
          <table:table-cell office:value-type="string" calcext:value-type="string">
            <text:p>1n4148 0805</text:p>
          </table:table-cell>
        </table:table-row>
        <table:table-row table:style-name="ro1">
          <table:table-cell office:value-type="string" calcext:value-type="string">
            <text:p>D5,D6</text:p>
          </table:table-cell>
          <table:table-cell office:value-type="string" calcext:value-type="string">
            <text:p><text:a xlink:href="http://www.tme.eu/fr/details/oso5pa3131a/diodes-led-tht-3mm/optosupply/#t0150769edf09ebc4edfb9fd5a31983c4" xlink:type="simple">OSO5PA3131A</text:a> </text:p>
          </table:table-cell>
          <table:table-cell office:value-type="string" calcext:value-type="string">
            <text:p>LED 3mm ambré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<text:a xlink:href="http://www.tme.eu/fr/details/15mq040n/diodes-schottky-cms/vishay/15mq040ntrpbf/#t0fb26877e36939c76879e8c2ae200cde" xlink:type="simple">15MQ040N</text:a> </text:p>
          </table:table-cell>
          <table:table-cell office:value-type="string" calcext:value-type="string">
            <text:p>Schottky SMA 3A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<text:a xlink:href="http://www.tme.eu/fr/details/crcw080510k0jntabc/resistances-cms-0805/vishay/#t95ee5773db47688f9a7caf45ca773c6b" xlink:type="simple">CRCW080510K0JNTABC</text:a> </text:p>
          </table:table-cell>
          <table:table-cell office:value-type="string" calcext:value-type="string">
            <text:p>10k 0805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<text:a xlink:href="http://www.tme.eu/fr/details/rc2512jk-071r/resistances-cms-2512/yageo/rc2512jk-071rl/#t53177962fddcaac3f92fbc7ad2424356" xlink:type="simple">RC2512JK-071R</text:a> </text:p>
          </table:table-cell>
          <table:table-cell office:value-type="string" calcext:value-type="string">
            <text:p>1 ohm 2512</text:p>
          </table:table-cell>
        </table:table-row>
        <table:table-row table:style-name="ro1">
          <table:table-cell office:value-type="string" calcext:value-type="string">
            <text:p>R15,R16</text:p>
          </table:table-cell>
          <table:table-cell office:value-type="string" calcext:value-type="string">
            <text:p><text:a xlink:href="http://www.tme.eu/fr/details/crcw08051k00jntabc/resistances-cms-0805/vishay/#t95ee5773db47688f9a7caf45ca773c6b" xlink:type="simple">CRCW08051K00JNTABC</text:a> </text:p>
          </table:table-cell>
          <table:table-cell office:value-type="string" calcext:value-type="string">
            <text:p>1k 0805</text:p>
          </table:table-cell>
        </table:table-row>
        <table:table-row table:style-name="ro4">
          <table:table-cell table:style-name="ce2" office:value-type="string" calcext:value-type="string">
            <text:p>U2,U4</text:p>
          </table:table-cell>
          <table:table-cell table:style-name="Default" office:value-type="string" calcext:value-type="string">
            <text:p><text:a xlink:href="http://www.tube-town.net/ttstore/Culots-supports/Culot-Nova/Socket-Saver-Noval::6272.html" xlink:type="simple">Saver noval</text:a></text:p>
          </table:table-cell>
          <table:table-cell office:value-type="string" calcext:value-type="string">
            <text:p>Voir aussi pour le cables chez eux ?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<text:a xlink:href="http://www.tme.eu/fr/details/tsr0.5-2465/convertisseurs-dcdc/traco-power/tsr-05-2465/#t6ae13da0ff9783ee8b9da5795d95f0e1" xlink:type="simple">TSR0.5-2465</text:a> </text:p>
          </table:table-cell>
          <table:table-cell office:value-type="string" calcext:value-type="string">
            <text:p>DCDC-6,5V .5A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Preamp PCB</text:p>
          </table:table-cell>
          <table:covered-table-cell table:style-name="Default"/>
          <table:covered-table-cell/>
        </table:table-row>
        <table:table-row table:style-name="ro4">
          <table:table-cell office:value-type="string" calcext:value-type="string">
            <text:p>C1,C2</text:p>
          </table:table-cell>
          <table:table-cell table:style-name="ce5" office:value-type="string" calcext:value-type="string">
            <text:p>cf C2/C10 pentodes</text:p>
          </table:table-cell>
          <table:table-cell office:value-type="string" calcext:value-type="string">
            <text:p>Condensateur film 470nF 30V – remplacé 1µ</text:p>
          </table:table-cell>
        </table:table-row>
        <table:table-row table:style-name="ro2">
          <table:table-cell office:value-type="string" calcext:value-type="string">
            <text:p>C3,C5,C7,C8</text:p>
          </table:table-cell>
          <table:table-cell table:style-name="ce3" office:value-type="string" calcext:value-type="string">
            <text:p><text:a xlink:href="http://www.tme.eu/fr/details/222291015663/condensateurs-mlcc-smd-0805/yageo/2222-910-15663/#tf6900f61a44a8678656ce587d023d900" xlink:type="simple">222291015663</text:a> </text:p>
          </table:table-cell>
          <table:table-cell office:value-type="string" calcext:value-type="string">
            <text:p>1µ 0805</text:p>
          </table:table-cell>
        </table:table-row>
        <table:table-row table:style-name="ro2">
          <table:table-cell office:value-type="string" calcext:value-type="string">
            <text:p>C4,C6,C9,C10,C12,C14,C16,C18,C20</text:p>
          </table:table-cell>
          <table:table-cell table:style-name="ce3" office:value-type="string" calcext:value-type="string">
            <text:p><text:a xlink:href="http://www.tme.eu/fr/details/cl21b103kbannnc/condensateurs-mlcc-smd-0805/samsung/#tf6900f61a44a8678656ce587d023d900" xlink:type="simple">CL21B103KBANNNC</text:a> </text:p>
          </table:table-cell>
          <table:table-cell office:value-type="string" calcext:value-type="string">
            <text:p>10n 0805</text:p>
          </table:table-cell>
        </table:table-row>
        <table:table-row table:style-name="ro2">
          <table:table-cell office:value-type="string" calcext:value-type="string">
            <text:p>C11,C13,C15,C17,C19</text:p>
          </table:table-cell>
          <table:table-cell table:style-name="ce3" office:value-type="string" calcext:value-type="string">
            <text:p><text:a xlink:href="http://www.tme.eu/fr/details/cc0805krx7r9104/condensateurs-mlcc-smd-0805/yageo/cc0805krx7r9bb104/#te7f1186da8857718e15f802f37e3cd21" xlink:type="simple">CC0805KRX7R9104</text:a> </text:p>
          </table:table-cell>
          <table:table-cell office:value-type="string" calcext:value-type="string">
            <text:p>100n, 0805</text:p>
          </table:table-cell>
        </table:table-row>
        <table:table-row table:style-name="ro1">
          <table:table-cell office:value-type="string" calcext:value-type="string">
            <text:p>D1,D2</text:p>
          </table:table-cell>
          <table:table-cell office:value-type="string" calcext:value-type="string">
            <text:p><text:a xlink:href="http://www.tme.eu/fr/details/bas70-04lt1g/diodes-schottky-cms/on-semiconductor/#t0fb26877e36939c76879e8c2ae200cde" xlink:type="simple">BAS70-04LT1G</text:a> </text:p>
          </table:table-cell>
          <table:table-cell office:value-type="string" calcext:value-type="string">
            <text:p>Schottky double sot23</text:p>
          </table:table-cell>
        </table:table-row>
        <table:table-row table:style-name="ro2">
          <table:table-cell office:value-type="string" calcext:value-type="string">
            <text:p>Pot gain</text:p>
          </table:table-cell>
          <table:table-cell table:style-name="Default" office:value-type="string" calcext:value-type="string">
            <text:p>FYI (not in BoM)</text:p>
          </table:table-cell>
          <table:table-cell office:value-type="string" calcext:value-type="string">
            <text:p>10k lineaire</text:p>
          </table:table-cell>
        </table:table-row>
        <table:table-row table:style-name="ro2">
          <table:table-cell office:value-type="string" calcext:value-type="string">
            <text:p>Pot volume</text:p>
          </table:table-cell>
          <table:table-cell table:style-name="Default" office:value-type="string" calcext:value-type="string">
            <text:p>FYI (not in BoM)</text:p>
          </table:table-cell>
          <table:table-cell office:value-type="string" calcext:value-type="string">
            <text:p>50 k log</text:p>
          </table:table-cell>
        </table:table-row>
        <table:table-row table:style-name="ro2">
          <table:table-cell office:value-type="string" calcext:value-type="string">
            <text:p>R1,R2,R12,R14,R20,R23</text:p>
          </table:table-cell>
          <table:table-cell table:style-name="Default" office:value-type="string" calcext:value-type="string">
            <text:p>cf R13 pentodes</text:p>
          </table:table-cell>
          <table:table-cell office:value-type="string" calcext:value-type="string">
            <text:p>10k 0805</text:p>
          </table:table-cell>
        </table:table-row>
        <table:table-row table:style-name="ro1">
          <table:table-cell office:value-type="string" calcext:value-type="string">
            <text:p>R3,R4,R6,R9,R17,R24,R25,R26,R27,R28,R29,R30,R31</text:p>
          </table:table-cell>
          <table:table-cell table:style-name="Default" office:value-type="string" calcext:value-type="string">
            <text:p>cf R2/R7 pentodes</text:p>
          </table:table-cell>
          <table:table-cell office:value-type="string" calcext:value-type="string">
            <text:p>1M 0805</text:p>
          </table:table-cell>
        </table:table-row>
        <table:table-row table:style-name="ro2">
          <table:table-cell office:value-type="string" calcext:value-type="string">
            <text:p>R5,R7,R11</text:p>
          </table:table-cell>
          <table:table-cell table:style-name="ce3" office:value-type="string" calcext:value-type="string">
            <text:p><text:a xlink:href="http://www.tme.eu/fr/details/crcw08052k20jntabc/resistances-cms-0805/vishay/#t95ee5773db47688f9a7caf45ca773c6b" xlink:type="simple">CRCW08052K20JNTABC</text:a> </text:p>
          </table:table-cell>
          <table:table-cell office:value-type="string" calcext:value-type="string">
            <text:p>2,2k 0805</text:p>
          </table:table-cell>
        </table:table-row>
        <table:table-row table:style-name="ro2">
          <table:table-cell office:value-type="string" calcext:value-type="string">
            <text:p>R13,R15</text:p>
          </table:table-cell>
          <table:table-cell office:value-type="string" calcext:value-type="string">
            <text:p><text:a xlink:href="http://www.tme.eu/fr/details/crcw08051k80jntabc/resistances-cms-0805/vishay/#t12934815d11ee571d4b593247f69b310" xlink:type="simple">CRCW08051K80JNTABC</text:a> </text:p>
          </table:table-cell>
          <table:table-cell office:value-type="string" calcext:value-type="string">
            <text:p>1,8k 0805</text:p>
          </table:table-cell>
        </table:table-row>
        <table:table-row table:style-name="ro2">
          <table:table-cell office:value-type="string" calcext:value-type="string">
            <text:p>R16</text:p>
          </table:table-cell>
          <table:table-cell table:style-name="ce3" office:value-type="string" calcext:value-type="string">
            <text:p><text:a xlink:href="http://www.tme.eu/fr/details/crcw0805470kjntabc/resistances-cms-0805/vishay/#t95ee5773db47688f9a7caf45ca773c6b" xlink:type="simple">CRCW0805470KJNTABC</text:a> </text:p>
          </table:table-cell>
          <table:table-cell office:value-type="string" calcext:value-type="string">
            <text:p>470k 0805</text:p>
          </table:table-cell>
        </table:table-row>
        <table:table-row table:style-name="ro2">
          <table:table-cell office:value-type="string" calcext:value-type="string">
            <text:p>R22, R21</text:p>
          </table:table-cell>
          <table:table-cell table:style-name="ce3" office:value-type="string" calcext:value-type="string">
            <text:p><text:a xlink:href="http://www.tme.eu/fr/details/crcw08050000z0tabc/resistances-cms-0805/vishay/#t95ee5773db47688f9a7caf45ca773c6b" xlink:type="simple">CRCW08050000Z0TABC</text:a> </text:p>
          </table:table-cell>
          <table:table-cell office:value-type="string" calcext:value-type="string">
            <text:p>0 ohm 0805</text:p>
          </table:table-cell>
        </table:table-row>
        <table:table-row table:style-name="ro2">
          <table:table-cell office:value-type="string" calcext:value-type="string">
            <text:p>R8,R10</text:p>
          </table:table-cell>
          <table:table-cell table:style-name="ce3" office:value-type="string" calcext:value-type="string">
            <text:p><text:a xlink:href="http://www.tme.eu/fr/details/crcw0805680kjntabc/resistances-cms-0805/vishay/#t95ee5773db47688f9a7caf45ca773c6b" xlink:type="simple">CRCW0805680KJNTABC</text:a> </text:p>
          </table:table-cell>
          <table:table-cell office:value-type="string" calcext:value-type="string">
            <text:p>680k 0805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<text:a xlink:href="http://www.tme.eu/fr/details/ck1061/commutateurs-rotatifs/lorlin/#t7983230033f168134e89f8f79625cb19" xlink:type="simple">CK1061</text:a> </text:p>
          </table:table-cell>
          <table:table-cell office:value-type="string" calcext:value-type="string">
            <text:p>4positions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<text:a xlink:href="http://www.tme.eu/fr/details/lm293d-st/comparateurs-cms/st-microelectronics/lm293d/#t418bccdcf34cedaeb78501cc875205b0" xlink:type="simple">LM293D-ST</text:a> </text:p>
          </table:table-cell>
          <table:table-cell office:value-type="string" calcext:value-type="string">
            <text:p>LM293</text:p>
          </table:table-cell>
        </table:table-row>
        <table:table-row table:style-name="ro2">
          <table:table-cell office:value-type="string" calcext:value-type="string">
            <text:p>U2,U3</text:p>
          </table:table-cell>
          <table:table-cell office:value-type="string" calcext:value-type="string">
            <text:p><text:a xlink:href="http://www.tme.eu/fr/details/tl074cdr/amplificateurs-operationels-cms/texas-instruments/#tf5113fac5048611306b5ba1e7c44ecd7" xlink:type="simple">TL074CDR</text:a> </text:p>
          </table:table-cell>
          <table:table-cell office:value-type="string" calcext:value-type="string">
            <text:p>TL074 or equ</text:p>
          </table:table-cell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<text:a xlink:href="http://www.tme.eu/fr/details/tle2426ilp/sources-de-tension-de-base-circuits/texas-instruments/#t07c5d496389d2082a4f3e7e7d18adf73" xlink:type="simple">TLE2426ILP</text:a> </text:p>
          </table:table-cell>
          <table:table-cell office:value-type="string" calcext:value-type="string">
            <text:p>Rail splitter</text:p>
          </table:table-cell>
        </table:table-row>
        <table:table-row table:style-name="ro2">
          <table:table-cell office:value-type="string" calcext:value-type="string">
            <text:p>U6</text:p>
          </table:table-cell>
          <table:table-cell office:value-type="string" calcext:value-type="string">
            <text:p><text:a xlink:href="http://www.tme.eu/fr/details/lm7812ct/stabilisateurs-de-tension-non-regles/fairchild-semiconductor/#t50862b1e7cfcb13e2c16e95f17ec8687" xlink:type="simple">LM7812CT</text:a> </text:p>
          </table:table-cell>
          <table:table-cell office:value-type="string" calcext:value-type="string">
            <text:p>12V LDO</text:p>
          </table:table-cell>
        </table:table-row>
        <table:table-row table:style-name="ro2">
          <table:table-cell office:value-type="string" calcext:value-type="string">
            <text:p>U7,U8</text:p>
          </table:table-cell>
          <table:table-cell office:value-type="string" calcext:value-type="string">
            <text:p><text:a xlink:href="http://www.tme.eu/fr/details/dg419dy/multiplexeurs-et-commutateurs-analogues/vishay/#t264da2b18b801ffd19cdeac18c53e6b9" xlink:type="simple">DG419DY</text:a> </text:p>
          </table:table-cell>
          <table:table-cell office:value-type="string" calcext:value-type="string">
            <text:p>Analog switch</text:p>
          </table:table-cell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13:47:02.9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-Édouard Dupouy</meta:initial-creator>
    <meta:creation-date>2015-04-26T18:29:14.03</meta:creation-date>
    <dc:date>2015-05-11T14:56:14.843000000</dc:date>
    <meta:editing-duration>P2DT41M27S</meta:editing-duration>
    <meta:editing-cycles>18</meta:editing-cycles>
    <meta:generator>LibreOffice/4.4.1.2$Windows_x86 LibreOffice_project/45e2de17089c24a1fa810c8f975a7171ba4cd432</meta:generator>
    <meta:document-statistic meta:table-count="3" meta:cell-count="113" meta:object-count="0"/>
  </office:meta>
</office:document-meta>
</file>